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Heading_20_1">
      <style:text-properties fo:language="en" fo:country="US" fo:font-style="normal" style:font-style-asian="normal" style:font-style-complex="normal"/>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fo:language="en" fo:country="US"/>
    </style:style>
    <style:style style:name="P41" style:family="paragraph" style:parent-style-name="Heading_20_2">
      <style:text-properties fo:language="en" fo:country="US"/>
    </style:style>
    <style:style style:name="P42" style:family="paragraph" style:parent-style-name="Heading_20_2">
      <style:text-properties fo:language="en" fo:country="US" fo:font-style="normal" style:font-style-asian="normal" style:font-style-complex="normal"/>
    </style:style>
    <style:style style:name="P43" style:family="paragraph" style:parent-style-name="Heading_20_2">
      <style:text-properties fo:font-style="normal" style:font-style-asian="normal" style:font-style-complex="normal"/>
    </style:style>
    <style:style style:name="P44" style:family="paragraph" style:parent-style-name="Text_20_body" style:list-style-name="L1">
      <style:text-properties fo:language="en" fo:country="US" fo:font-style="normal" style:font-style-asian="normal" style:font-style-complex="normal"/>
    </style:style>
    <style:style style:name="P45" style:family="paragraph" style:parent-style-name="Text_20_body" style:list-style-name="L2">
      <style:text-properties fo:language="en" fo:country="US"/>
    </style:style>
    <style:style style:name="P46" style:family="paragraph" style:parent-style-name="Text_20_body" style:list-style-name="L7">
      <style:text-properties fo:language="en" fo:country="US"/>
    </style:style>
    <style:style style:name="P47" style:family="paragraph" style:parent-style-name="Text_20_body" style:list-style-name="L3">
      <style:text-properties fo:font-size="10pt" fo:language="en" fo:country="US" style:font-size-asian="10pt" style:font-size-complex="10pt"/>
    </style:style>
    <style:style style:name="P48" style:family="paragraph" style:parent-style-name="Text_20_body" style:list-style-name="L4">
      <style:text-properties fo:font-size="10pt" fo:language="en" fo:country="US" style:font-size-asian="10pt" style:font-size-complex="10pt"/>
    </style:style>
    <style:style style:name="P49" style:family="paragraph" style:parent-style-name="Text_20_body" style:list-style-name="L5">
      <style:text-properties fo:font-size="10pt" fo:language="en" fo:country="US" style:font-size-asian="10pt" style:font-size-complex="10pt"/>
    </style:style>
    <style:style style:name="P50" style:family="paragraph" style:parent-style-name="Text_20_body" style:list-style-name="L6">
      <style:text-properties fo:font-size="10pt" fo:language="en" fo:country="US" style:font-size-asian="10pt" style:font-size-complex="10pt"/>
    </style:style>
    <style:style style:name="P51" style:family="paragraph" style:parent-style-name="Text_20_body" style:list-style-name="L8">
      <style:text-properties fo:font-size="10pt" fo:language="en" fo:country="US" style:font-size-asian="10pt" style:font-size-complex="10pt"/>
    </style:style>
    <style:style style:name="P52" style:family="paragraph" style:parent-style-name="Text_20_body" style:list-style-name="L9">
      <style:text-properties fo:font-size="10pt" fo:language="en" fo:country="US" style:font-size-asian="10pt" style:font-size-complex="10pt"/>
    </style:style>
    <style:style style:name="P53" style:family="paragraph" style:parent-style-name="Text_20_body" style:list-style-name="L10">
      <style:text-properties fo:font-size="10pt" fo:language="en" fo:country="US" style:font-size-asian="10pt" style:font-size-complex="10pt"/>
    </style:style>
    <style:style style:name="P54" style:family="paragraph" style:parent-style-name="Text_20_body" style:list-style-name="L12">
      <style:text-properties fo:font-size="10pt" fo:language="en" fo:country="US" style:font-size-asian="10pt" style:font-size-complex="10pt"/>
    </style:style>
    <style:style style:name="P55" style:family="paragraph" style:parent-style-name="Text_20_body" style:list-style-name="L13">
      <style:text-properties fo:font-size="10pt" fo:language="en" fo:country="US" style:font-size-asian="10pt" style:font-size-complex="10pt"/>
    </style:style>
    <style:style style:name="P56" style:family="paragraph" style:parent-style-name="Text_20_body" style:list-style-name="L14">
      <style:text-properties fo:font-size="10pt" fo:language="en" fo:country="US" style:font-size-asian="10pt" style:font-size-complex="10pt"/>
    </style:style>
    <style:style style:name="P57" style:family="paragraph" style:parent-style-name="Text_20_body" style:list-style-name="L15">
      <style:text-properties fo:font-size="10pt" fo:language="en" fo:country="US" style:font-size-asian="10pt" style:font-size-complex="10pt"/>
    </style:style>
    <style:style style:name="P58" style:family="paragraph" style:parent-style-name="Text_20_body" style:list-style-name="L16">
      <style:text-properties fo:font-size="10pt" fo:language="en" fo:country="US" style:font-size-asian="10pt" style:font-size-complex="10pt"/>
    </style:style>
    <style:style style:name="P59" style:family="paragraph" style:parent-style-name="Text_20_body" style:list-style-name="L17">
      <style:text-properties fo:font-size="10pt" fo:language="en" fo:country="US" style:font-size-asian="10pt" style:font-size-complex="10pt"/>
    </style:style>
    <style:style style:name="P60" style:family="paragraph" style:parent-style-name="Text_20_body" style:list-style-name="L18">
      <style:text-properties fo:font-size="10pt" fo:language="en" fo:country="US" style:font-size-asian="10pt" style:font-size-complex="10pt"/>
    </style:style>
    <style:style style:name="P61" style:family="paragraph" style:parent-style-name="Text_20_body" style:list-style-name="L19">
      <style:text-properties fo:font-size="10pt" fo:language="en" fo:country="US" style:font-size-asian="10pt" style:font-size-complex="10pt"/>
    </style:style>
    <style:style style:name="P62" style:family="paragraph" style:parent-style-name="Text_20_body" style:list-style-name="L20">
      <style:text-properties fo:font-size="10pt" fo:language="en" fo:country="US" style:font-size-asian="10pt" style:font-size-complex="10pt"/>
    </style:style>
    <style:style style:name="P63" style:family="paragraph" style:parent-style-name="Text_20_body" style:list-style-name="L21">
      <style:text-properties fo:font-size="10pt" fo:language="en" fo:country="US" style:font-size-asian="10pt" style:font-size-complex="10pt"/>
    </style:style>
    <style:style style:name="P64" style:family="paragraph" style:parent-style-name="Text_20_body" style:list-style-name="L22">
      <style:text-properties fo:font-size="10pt" fo:language="en" fo:country="US" style:font-size-asian="10pt" style:font-size-complex="10pt"/>
    </style:style>
    <style:style style:name="P65" style:family="paragraph" style:parent-style-name="Text_20_body" style:list-style-name="L27">
      <style:text-properties fo:font-size="10pt" fo:language="en" fo:country="US" style:font-size-asian="10pt" style:font-size-complex="10pt"/>
    </style:style>
    <style:style style:name="P66" style:family="paragraph" style:parent-style-name="Text_20_body" style:list-style-name="L28">
      <style:text-properties fo:font-size="10pt" fo:language="en" fo:country="US" style:font-size-asian="10pt" style:font-size-complex="10pt"/>
    </style:style>
    <style:style style:name="P67" style:family="paragraph" style:parent-style-name="Text_20_body" style:list-style-name="L24">
      <style:text-properties fo:font-size="10pt" fo:language="en" fo:country="US" style:font-size-asian="10pt" style:font-size-complex="10pt"/>
    </style:style>
    <style:style style:name="P68" style:family="paragraph" style:parent-style-name="Text_20_body" style:list-style-name="L32">
      <style:text-properties fo:font-size="10pt" fo:language="en" fo:country="US" style:font-size-asian="10pt" style:font-size-complex="10pt"/>
    </style:style>
    <style:style style:name="P69" style:family="paragraph" style:parent-style-name="Text_20_body" style:list-style-name="L33">
      <style:text-properties fo:font-size="10pt" fo:language="en" fo:country="US" style:font-size-asian="10pt" style:font-size-complex="10pt"/>
    </style:style>
    <style:style style:name="P70"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71"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2"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11">
      <style:text-properties fo:font-size="10pt" style:font-size-asian="10pt" style:font-size-complex="10pt"/>
    </style:style>
    <style:style style:name="P75" style:family="paragraph" style:parent-style-name="Text_20_body" style:list-style-name="L23">
      <style:text-properties fo:font-size="10pt" style:font-size-asian="10pt" style:font-size-complex="10pt"/>
    </style:style>
    <style:style style:name="P76" style:family="paragraph" style:parent-style-name="Text_20_body" style:list-style-name="L24">
      <style:text-properties fo:font-size="10pt" style:font-size-asian="10pt" style:font-size-complex="10pt"/>
    </style:style>
    <style:style style:name="P77" style:family="paragraph" style:parent-style-name="Text_20_body" style:list-style-name="L25">
      <style:text-properties fo:font-size="10pt" style:font-size-asian="10pt" style:font-size-complex="10pt"/>
    </style:style>
    <style:style style:name="P78" style:family="paragraph" style:parent-style-name="Text_20_body" style:list-style-name="L29">
      <style:text-properties fo:font-size="10pt" style:font-size-asian="10pt" style:font-size-complex="10pt"/>
    </style:style>
    <style:style style:name="P79" style:family="paragraph" style:parent-style-name="Text_20_body" style:list-style-name="L30">
      <style:text-properties fo:font-size="10pt" style:font-size-asian="10pt" style:font-size-complex="10pt"/>
    </style:style>
    <style:style style:name="P80" style:family="paragraph" style:parent-style-name="Text_20_body" style:list-style-name="L31">
      <style:text-properties fo:font-size="10pt" style:font-size-asian="10pt" style:font-size-complex="10pt"/>
    </style:style>
    <style:style style:name="P81" style:family="paragraph" style:parent-style-name="Text_20_body" style:list-style-name="L26"/>
    <style:style style:name="P82" style:family="paragraph" style:parent-style-name="Text_20_body">
      <style:text-properties fo:font-size="11pt" style:font-size-asian="11pt" style:font-size-complex="11pt"/>
    </style:style>
    <style:style style:name="P83" style:family="paragraph">
      <style:paragraph-properties fo:text-align="center"/>
    </style:style>
    <style:style style:name="P8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5">Table of Contents</text:p>
          </text:index-title>
          <text:p text:style-name="P36">Introduction<text:tab/>4</text:p>
          <text:p text:style-name="P36">1 – Changes to the single player game<text:tab/>5</text:p>
          <text:p text:style-name="P37">1.1 – Player spawning and dying<text:tab/>5</text:p>
          <text:p text:style-name="P37">1.2 – Bots as enemies<text:tab/>5</text:p>
          <text:p text:style-name="P37">1.3 – Some other changes<text:tab/>6</text:p>
          <text:p text:style-name="P37">1.4 – Difficulty levels<text:tab/>6</text:p>
          <text:p text:style-name="P37">1.5 – Scoring<text:tab/>7</text:p>
          <text:p text:style-name="P36">2 – New entities<text:tab/>9</text:p>
          <text:p text:style-name="P37">2.1 – func_breakable<text:tab/>9</text:p>
          <text:p text:style-name="P37">2.2 – func_door_rotating<text:tab/>9</text:p>
          <text:p text:style-name="P37">2.3 – holdable_key_*<text:tab/>10</text:p>
          <text:p text:style-name="P37">2.4 – info_backpack<text:tab/>11</text:p>
          <text:p text:style-name="P37">2.5 – info_camera<text:tab/>11</text:p>
          <text:p text:style-name="P37">2.6 – info_waypoint<text:tab/>12</text:p>
          <text:p text:style-name="P37">2.7 – item_armor_vest<text:tab/>12</text:p>
          <text:p text:style-name="P37">2.8 – shooter_bfg<text:tab/>13</text:p>
          <text:p text:style-name="P37">2.9 – target_botremove<text:tab/>13</text:p>
          <text:p text:style-name="P37">2.10 – target_botspawn<text:tab/>13</text:p>
          <text:p text:style-name="P37">2.11 - target_cutscene<text:tab/>15</text:p>
          <text:p text:style-name="P37">2.12 – target_debrisemitter<text:tab/>15</text:p>
          <text:p text:style-name="P37">2.13 – target_earthquake<text:tab/>16</text:p>
          <text:p text:style-name="P37">2.14 – target_effect<text:tab/>16</text:p>
          <text:p text:style-name="P37">2.15 – target_finish<text:tab/>17</text:p>
          <text:p text:style-name="P37">2.16 – target_gravity<text:tab/>17</text:p>
          <text:p text:style-name="P37">2.17 – target_logic<text:tab/>17</text:p>
          <text:p text:style-name="P37">2.18 – target_mapchange<text:tab/>18</text:p>
          <text:p text:style-name="P37">2.19 – target_modify<text:tab/>18</text:p>
          <text:p text:style-name="P37">2.20 – target_music<text:tab/>18</text:p>
          <text:p text:style-name="P37">2.21 – target_objective<text:tab/>18</text:p>
          <text:p text:style-name="P37">2.22 – target_playerspeed<text:tab/>19</text:p>
          <text:p text:style-name="P37">2.23 – target_playerstats<text:tab/>19</text:p>
          <text:p text:style-name="P37">2.24 – target_script<text:tab/>19</text:p>
          <text:p text:style-name="P37">2.25 – target_skill<text:tab/>19</text:p>
          <text:p text:style-name="P37">2.26 – target_unlink<text:tab/>20</text:p>
          <text:p text:style-name="P37">2.27 – target_variable<text:tab/>20</text:p>
          <text:p text:style-name="P37">2.28 – trigger_death<text:tab/>21</text:p>
          <text:p text:style-name="P37">2.29 – trigger_frag<text:tab/>21</text:p>
          <text:p text:style-name="P37">2.30 – trigger_lock<text:tab/>21</text:p>
          <text:p text:style-name="P36">3 – Modified entities<text:tab/>22</text:p>
          <text:p text:style-name="P37">3.1 – worldspawn<text:tab/>22</text:p>
          <text:p text:style-name="P37">3.2 – func_bobbing<text:tab/>23</text:p>
          <text:p text:style-name="P37">3.3 – func_button<text:tab/>23</text:p>
          <text:p text:style-name="P37">3.4 – func_door<text:tab/>23</text:p>
          <text:p text:style-name="P37">3.5 – func_rotating<text:tab/>23</text:p>
          <text:p text:style-name="P37">3.6 – func_static<text:tab/>23</text:p>
          <text:p text:style-name="P37">3.7 – func_timer<text:tab/>23</text:p>
          <text:p text:style-name="P37">3.8 – func_train<text:tab/>24</text:p>
          <text:p text:style-name="P37">3.9 – holdable_teleporter<text:tab/>24</text:p>
          <text:p text:style-name="P37">3.10 – path_corner<text:tab/>24</text:p>
          <text:p text:style-name="P37">3.11 – shooter_*<text:tab/>24</text:p>
          <text:p text:style-name="P37">3.12 – target_delay<text:tab/>24</text:p>
          <text:p text:style-name="P37">3.13 – target_print<text:tab/>24</text:p>
          <text:p text:style-name="P37">3.14 – target_relay<text:tab/>25</text:p>
          <text:p text:style-name="P37">3.15 – target_remove_powerups<text:tab/>25</text:p>
          <text:p text:style-name="P37"><text:soft-page-break/>3.16 – target_speaker<text:tab/>25</text:p>
          <text:p text:style-name="P37">3.17 – trigger_hurt<text:tab/>25</text:p>
          <text:p text:style-name="P37">3.18 – Item pickup entities<text:tab/>25</text:p>
          <text:p text:style-name="P37">3.19 – Spawnpoints <text:tab/>25</text:p>
          <text:p text:style-name="P37">3.20 – targeting entities<text:tab/>26</text:p>
          <text:p text:style-name="P37">3.21 – Constant light on func_* entities<text:tab/>27</text:p>
          <text:p text:style-name="P36">4 – Miscellaneous info for level designers<text:tab/>28</text:p>
          <text:p text:style-name="P37">4.1 – Configuring GtkRadiant<text:tab/>28</text:p>
          <text:p text:style-name="P37">4.2 – Creating ladders<text:tab/>29</text:p>
          <text:p text:style-name="P37">4.3 – Fade-in<text:tab/>29</text:p>
          <text:p text:style-name="P37">4.4 – The effect of sv_maxclients<text:tab/>29</text:p>
          <text:p text:style-name="P37">4.5 – Creating an .arena file for your map<text:tab/>29</text:p>
          <text:p text:style-name="P37">4.6 – Using scripts with target_script<text:tab/>30</text:p>
          <text:p text:style-name="P36">5 – New cvars and console commands<text:tab/>31</text:p>
        </text:index-body>
      </text:table-of-content>
      <text:p text:style-name="Standard"/>
      <text:h text:style-name="P39"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40" text:outline-level="1">1 – Changes to the single player game</text:h>
      <text:p text:style-name="P22">EntityPlus is a single player Quake 3 mod pur sang. This means that Free For All deathmatch, Team Deathmatch, Capture the Flag or any other multiplayer gametypes are not part of EntityPlus. </text:p>
      <text:p text:style-name="P22">Because multiplayer is no part of EntityPlus, multiplayer related options have been removed from all of the in-game menus. Level designers will also notice that the entity definitions no longer have gametype related keys associated to them.</text:p>
      <text:p text:style-name="P22"/>
      <text:h text:style-name="P41"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4" svg:width="4.234cm" svg:height="3.271cm" svg:x="12.375cm" svg:y="-0.108cm"><draw:text-box><text:p text:style-name="P83"><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42"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
      <text:p text:style-name="P23">The AI of the bots in EntityPlus is currently not very different from the AI of the bots in vanilla Quake 3. In single player mode, a few changed have been made though:</text:p>
      <text:list xml:id="list33266241" text:style-name="L1">
        <text:list-item>
          <text:p text:style-name="P44">Bots don't attack each other. They don't see each other as a target that should be attacked.</text:p>
        </text:list-item>
        <text:list-item>
          <text:p text:style-name="P44"><text:soft-page-break/>Bots can not accidentally hurt each other. They are invincible to each others weapon fire.</text:p>
        </text:list-item>
        <text:list-item>
          <text:p text:style-name="P44">A bot that dies is removed from the game. This means that a fight with a bot is a one-off thing. When the bot is dead, he stays dead.</text:p>
        </text:list-item>
        <text:list-item>
          <text:p text:style-name="P44">Bots don't drop any items when they die.</text:p>
        </text:list-item>
        <text:list-item>
          <text:p text:style-name="P44">Bots don't chat to keep up the illusion of them being single player style “monsters”.</text:p>
        </text:list-item>
        <text:list-item>
          <text:p text:style-name="P44">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33282673" text:style-name="L2">
        <text:list-item>
          <text:p text:style-name="P45">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5">Removed other visual feedback such as the score plums when a frag is made and awards (such as humiliation, impressive and excellent)</text:p>
        </text:list-item>
        <text:list-item>
          <text:p text:style-name="P45"><draw:frame text:anchor-type="paragraph" draw:z-index="10" draw:style-name="gr2" draw:text-style-name="P84" svg:width="4.234cm" svg:height="3.271cm" svg:x="12.64cm" svg:y="0.025cm"><draw:text-box><text:p text:style-name="P83"><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5">Items do not automatically respawn anymore. If you want an item to respawn, you should specify a wait key.</text:p>
        </text:list-item>
        <text:list-item>
          <text:p text:style-name="P45">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5">The main and single player menus are completely redesigned.</text:p>
        </text:list-item>
        <text:list-item>
          <text:p text:style-name="P45">A new (minimalistic) loading screen is introduced, which no longer shows which items are being loaded so it doesn't spoil the contents of the level.</text:p>
        </text:list-item>
        <text:list-item>
          <text:p text:style-name="P45">Ammo limits are no longer set at 200 which means the player can carry a maximum of 999 ammo for all weapons.</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1 (Beginner): bots deal 5% of the original damage.</text:p>
      <text:p text:style-name="P22">2 (Easy): bots deal 15% of the original damage.</text:p>
      <text:p text:style-name="P22"><text:soft-page-break/>3 (Medium): bots deal 25% of the original damage.</text:p>
      <text:p text:style-name="P22">4 (Hard): bots deal 35% of the original damage.</text:p>
      <text:p text:style-name="P22">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and skill.</text:p>
      <text:p text:style-name="P24">Carnage damage:</text:p>
      <text:p text:style-name="P22">Every time the player kills an enemy, the amount of health that enemy spawned with is added to the carnage score of the player.</text:p>
      <text:p text:style-name="P24">Accuracy:</text:p>
      <text:p text:style-name="P25">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25">This basically means that if a player scored 1500 points through killing enemies and he has an <text:soft-page-break/>accuracy of 60%, then the carnage score will be increased with 450 additional points (1500 / 2 * 60%), bringing the total carnage score up to 1950.</text:p>
      <text:p text:style-name="P25">The scoreboard will show the accuracy percentage (all shots hit = 100%, all shots missed = 0%) between brackets behind the carnage score.</text:p>
      <text:p text:style-name="P24">Deaths:</text:p>
      <text:p text:style-name="P25">Every time the player dies, he loses 50 points.</text:p>
      <text:p text:style-name="P24">Secrets:</text:p>
      <text:p text:style-name="P25">A level designer can hide secret areas in his map. Such an area can be marked with a trigger and a target_secret entity. When the target_secret entity is activated, the secret is found and the player scores 50 additional points.</text:p>
      <text:p text:style-name="P24">Skill:</text:p>
      <text:p text:style-name="P25">The current skill level the player is playing at has an influence on the score as well. The skill level will function as a global multiplier on the total score. The multipliers are distributed as follows:</text:p>
      <text:p text:style-name="P25">Beginner (easiest) : 1.0x</text:p>
      <text:p text:style-name="P25">Easy : 1.1x</text:p>
      <text:p text:style-name="P25">Medium: 1.2x</text:p>
      <text:p text:style-name="P25">Hard: 1.3x</text:p>
      <text:p text:style-name="P25">Nightmare (hardest): 1.4x</text:p>
      <text:h text:style-name="P39"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LIGHT_DEBRIS.</text:p>
      <text:p text:style-name="P22">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2"/>
      <text:p text:style-name="P26">Keys:</text:p>
      <text:list xml:id="list33275034" text:style-name="L3">
        <text:list-item>
          <text:p text:style-name="P47">health : The entire entity is removed once this amount of damages has been inflicted to it.</text:p>
        </text:list-item>
        <text:list-item>
          <text:p text:style-name="P47">count : The entity will spew out this number of chunks of debris when it's broken (default = 0).</text:p>
        </text:list-item>
        <text:list-item>
          <text:p text:style-name="P47">target : Targetted entity will be triggered once the func_breakable is destroyed.</text:p>
        </text:list-item>
        <text:list-item>
          <text:p text:style-name="P47">dmg : Amount of splashdamage the func_breakable will deal when it is removed (default = 0).</text:p>
        </text:list-item>
        <text:list-item>
          <text:p text:style-name="P47">radius : The radius in which the splashdamage is dealt (default = 120).</text:p>
        </text:list-item>
        <text:list-item>
          <text:p text:style-name="P47">breaksound : Sound to play when it's broken (by default, no sound will be played)</text:p>
        </text:list-item>
        <text:list-item>
          <text:p text:style-name="P47">target : Targetted entity will be triggered once the func_breakable is destroyed.</text:p>
        </text:list-item>
        <text:list-item>
          <text:p text:style-name="P47">target2 : Targetted entity will be triggered once the func_breakable is destroyed.</text:p>
        </text:list-item>
        <text:list-item>
          <text:p text:style-name="P47">targetname : activating entity points to this.</text:p>
        </text:list-item>
        <text:list-item>
          <text:p text:style-name="P47">targetname2 : activating entity points to this.</text:p>
        </text:list-item>
      </text:list>
      <text:p text:style-name="P22"/>
      <text:p text:style-name="P26">Spawnflags:</text:p>
      <text:list xml:id="list33275815" text:style-name="L4">
        <text:list-item>
          <text:p text:style-name="P48">LIGHT_DEBRIS : Emit light colored pieces of concrete debris.</text:p>
        </text:list-item>
        <text:list-item>
          <text:p text:style-name="P48">DARK_DEBRIS : Emit dark colored pieces of concrete debris.</text:p>
        </text:list-item>
        <text:list-item>
          <text:p text:style-name="P48">LIGHT_LARGE_DEBRIS : Emit large light colored pieces of concrete debris.</text:p>
        </text:list-item>
        <text:list-item>
          <text:p text:style-name="P48">DARK_LARGE_DEBRIS : Emit large dark colored pieces of concrete debris.</text:p>
        </text:list-item>
        <text:list-item>
          <text:p text:style-name="P48">WOOD_DEBRIS : Emit pieces of wooden debris.</text:p>
        </text:list-item>
        <text:list-item>
          <text:p text:style-name="P48">FLESH_DEBRIS : Emit gibs.</text:p>
        </text:list-item>
        <text:list-item>
          <text:p text:style-name="P48">GLASS_DEBRIS : Emit shards of glass.</text:p>
        </text:list-item>
        <text:list-item>
          <text:p text:style-name="P48">STONE_DEBRIS: Emit chunks of stone.</text:p>
        </text:list-item>
        <text:list-item>
          <text:p text:style-name="P48">NO_PLAYER : The player cannot damage the func_breakable.</text:p>
        </text:list-item>
        <text:list-item>
          <text:p text:style-name="P48">NO_BOTS : Bots cannot damage the func_breakable.</text:p>
        </text:list-item>
        <text:list-item>
          <text:p text:style-name="P48">NO_SHOOTER : Shooter entities cannot damage the func_breakable.</text:p>
        </text:list-item>
      </text:list>
      <text:h text:style-name="Heading_20_2" text:outline-level="2"><text:soft-page-break/>2.2 – func_door_rotating</text:h>
      <text:p text:style-name="P31">This is a door that rotates instead of slides when it is activated.</text:p>
      <text:p text:style-name="P26">Keys:</text:p>
      <text:list xml:id="list33277150" text:style-name="L5">
        <text:list-item>
          <text:p text:style-name="P49">distance : determines how many degrees the door will rotate (default 90).</text:p>
        </text:list-item>
        <text:list-item>
          <text:p text:style-name="P49">speed : determines how fast the door moves (degrees/second).</text:p>
        </text:list-item>
        <text:list-item>
          <text:p text:style-name="P49">wait : number of seconds before door returns (default 2, -1 = return immediately, -2 return only when triggered again)</text:p>
        </text:list-item>
        <text:list-item>
          <text:p text:style-name="P49">targetname : if set, a func_button or trigger is required to activate the door.</text:p>
        </text:list-item>
        <text:list-item>
          <text:p text:style-name="P49">targetname2 : if set, a func_button or trigger is required to activate the door.</text:p>
        </text:list-item>
        <text:list-item>
          <text:p text:style-name="P49">dmg : damage to inflict on player when he blocks operation of door (default 2). Door will reverse direction when blocked unless CRUSHER spawnflag is set.</text:p>
        </text:list-item>
        <text:list-item>
          <text:p text:style-name="P49">health : (default 0) if set to any non-zero value, the button must take damage (any amount) to activate.</text:p>
        </text:list-item>
        <text:list-item>
          <text:p text:style-name="P49">team : assign the same team name to multiple doors that should operate together (see Notes).</text:p>
        </text:list-item>
        <text:list-item>
          <text:p text:style-name="P49">startsound : if set, overrides the sound to play when the door starts moving.</text:p>
        </text:list-item>
        <text:list-item>
          <text:p text:style-name="P49">endsound : if set, overrides the sound to play when the door has stopped moving.</text:p>
        </text:list-item>
        <text:list-item>
          <text:p text:style-name="P49">nobots : bots cannot activate this door.</text:p>
        </text:list-item>
        <text:list-item>
          <text:p text:style-name="P49">nohumans : human player cannot activate this door.</text:p>
        </text:list-item>
        <text:list-item>
          <text:p text:style-name="P49">light : constantLight radius of .md3 model included with entity. Has no effect on the entity's brushes (default 0).</text:p>
        </text:list-item>
        <text:list-item>
          <text:p text:style-name="P49">color : constantLight color of .md3 model included with entity. Has no effect on the entity's brushes (default 1 1 1).</text:p>
        </text:list-item>
        <text:list-item>
          <text:p text:style-name="P49">model2 : path/name of model to include (eg: models/mapobjects/pipe/pipe02.md3).</text:p>
        </text:list-item>
        <text:list-item>
          <text:p text:style-name="P49">origin : alternate method of setting XYZ origin of .md3 model included with entity (See Notes).</text:p>
        </text:list-item>
      </text:list>
      <text:p text:style-name="P26">Spawnflags:</text:p>
      <text:list xml:id="list33270095" text:style-name="L6">
        <text:list-item>
          <text:p text:style-name="P50">START_OPEN : the door will spawn in the open state and operate in reverse.</text:p>
        </text:list-item>
        <text:list-item>
          <text:p text:style-name="P50">CRUSHER : door will not reverse direction when blocked and will keep damaging player until he dies or gets out of the way.</text:p>
        </text:list-item>
        <text:list-item>
          <text:p text:style-name="P50">REVERSE : opens the door in the other direction.</text:p>
        </text:list-item>
        <text:list-item>
          <text:p text:style-name="P50">X_AXIS : open on the x axis instead of the x axis</text:p>
        </text:list-item>
        <text:list-item>
          <text:p text:style-name="P50">Y_AXIS : open on the y axis instead of the x axis</text:p>
        </text:list-item>
      </text:list>
      <text:p text:style-name="P31"/>
      <text:h text:style-name="P41" text:outline-level="2">2.3 – holdable_key_*</text:h>
      <text:p text:style-name="P22"><draw:frame draw:style-name="fr3"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3292843" text:style-name="L7">
        <text:list-item>
          <text:p text:style-name="P46"><draw:rect text:anchor-type="paragraph" draw:z-index="0" draw:style-name="gr1" draw:text-style-name="P83" svg:width="6.959cm" svg:height="9.579cm" svg:x="9.862cm" svg:y="0.09cm"><text:p/></draw:rect>holdable_key_blue</text:p>
        </text:list-item>
        <text:list-item>
          <text:p text:style-name="P46">holdable_key_green</text:p>
        </text:list-item>
        <text:list-item>
          <text:p text:style-name="P46">holdable_key_red</text:p>
        </text:list-item>
        <text:list-item>
          <text:p text:style-name="P46"><draw:frame draw:style-name="fr3"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6"><draw:frame draw:style-name="fr3" draw:name="graphics3" text:anchor-type="paragraph" svg:x="12.256cm" svg:y="0.471cm" svg:width="2.275cm" svg:height="3.572cm" draw:z-index="4"><draw:image xlink:href="Pictures/100000000000005600000087C8AE3E2F.png" xlink:type="simple" xlink:show="embed" xlink:actuate="onLoad"/></draw:frame><draw:frame draw:style-name="fr3" draw:name="graphics5" text:anchor-type="paragraph" svg:x="14.441cm" svg:y="0.123cm" svg:width="2.381cm" svg:height="3.281cm" draw:z-index="6"><draw:image xlink:href="Pictures/100000000000005A0000007C72EE3870.png" xlink:type="simple" xlink:show="embed" xlink:actuate="onLoad"/></draw:frame><text:soft-page-break/>holdable_key_iron</text:p>
        </text:list-item>
        <text:list-item>
          <text:p text:style-name="P46">holdable_key_silver</text:p>
        </text:list-item>
        <text:list-item>
          <text:p text:style-name="P46">holdable_key_gold</text:p>
        </text:list-item>
        <text:list-item>
          <text:p text:style-name="P46">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33291710" text:style-name="L8">
        <text:list-item>
          <text:p text:style-name="P51">wait : time in seconds before item respawns after being picked up (default 60, -1 = never respawn).</text:p>
        </text:list-item>
        <text:list-item>
          <text:p text:style-name="P51">random : random time variance in seconds added or subtracted from "wait" delay (default 0).</text:p>
        </text:list-item>
        <text:list-item>
          <text:p text:style-name="P51">team : set this to team items. Teamed items will respawn randomly after team master is picked up (see Notes).</text:p>
        </text:list-item>
        <text:list-item>
          <text:p text:style-name="P51">target : picking up the item will trigger the entity this points to.</text:p>
        </text:list-item>
        <text:list-item>
          <text:p text:style-name="P51">targetname : a target_give entity can point to this for respawn freebies.</text:p>
        </text:list-item>
      </text:list>
      <text:p text:style-name="P26"/>
      <text:p text:style-name="P26">Spawnflags:</text:p>
      <text:list xml:id="list33488684" text:continue-list="list33275815" text:style-name="L4">
        <text:list-item>
          <text:p text:style-name="P48">SUSPENDED : item will spawn where it was placed in map and won't drop to the floor.</text:p>
        </text:list-item>
      </text:list>
      <text:p text:style-name="P22"/>
      <text:h text:style-name="Heading_20_2" text:outline-level="2">2.4 – info_backpack</text:h>
      <text:p text:style-name="P22"><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text:soft-page-break/>Note that the last camera will never pan which means that if the cutscene should end with a panning movement, the last camera's wait key should explicitly be set to 0.</text:p>
      <text:p text:style-name="P22">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It is possible to write camera debug info to the console when a map is loaded. See the description for the g_debugCameras cvar in the cvars section of this document.</text:p>
      <text:p text:style-name="P26">Keys:</text:p>
      <text:list xml:id="list33287817" text:style-name="L9">
        <text:list-item>
          <text:p text:style-name="P52">targetname : activating entity points to this.</text:p>
        </text:list-item>
        <text:list-item>
          <text:p text:style-name="P52">targetname2 : activating entity points to this.</text:p>
        </text:list-item>
        <text:list-item>
          <text:p text:style-name="P52">target : this points to the next camera to jump to in the cutscene.</text:p>
        </text:list-item>
        <text:list-item>
          <text:p text:style-name="P52">target2 : this points to an info_notnull or target_position entity to aim the view of the camera.</text:p>
        </text:list-item>
        <text:list-item>
          <text:p text:style-name="P52">fov : zoom fov for this camera.</text:p>
        </text:list-item>
        <text:list-item>
          <text:p text:style-name="P52">wait : number of seconds this camera will hold the view (default 1).</text:p>
        </text:list-item>
        <text:list-item>
          <text:p text:style-name="P52">angles: alternate "pitch, yaw, roll" angles method of aiming cutscene camera (default 0 0 0).</text:p>
        </text:list-item>
      </text:list>
      <text:p text:style-name="P26">Spawnflags:</text:p>
      <text:list xml:id="list33279956" text:style-name="L10">
        <text:list-item>
          <text:p text:style-name="P53">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Keys:</text:p>
      <text:list xml:id="list33273441" text:style-name="L11">
        <text:list-item>
          <text:p text:style-name="P74">target : point at another info_waypoint to chain waypoints together</text:p>
        </text:list-item>
        <text:list-item>
          <text:p text:style-name="P74">targetname : target another info_waypoint or a target_botspawn entity at this to make a bot move to this waypoint after reaching the previous waypoint or spawning.</text:p>
        </text:list-item>
      </text:list>
      <text:p text:style-name="P28"/>
      <text:h text:style-name="P41" text:outline-level="2">2.7 – item_armor_vest</text:h>
      <text:p text:style-name="P22"><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text:soft-page-break/>Keys:</text:p>
      <text:list xml:id="list33272601" text:style-name="L12">
        <text:list-item>
          <text:p text:style-name="P54">wait : time in seconds before item respawns after being picked up (default 25, -1 = never respawn).</text:p>
        </text:list-item>
        <text:list-item>
          <text:p text:style-name="P54">random : random time variance in seconds added or subtracted from "wait" delay (default 0 - see Notes).</text:p>
        </text:list-item>
        <text:list-item>
          <text:p text:style-name="P54">team : set this to team items. Teamed items will respawn randomly after team master is picked up (see Notes).</text:p>
        </text:list-item>
        <text:list-item>
          <text:p text:style-name="P54">target : picking up the item will trigger the entity this points to.</text:p>
        </text:list-item>
        <text:list-item>
          <text:p text:style-name="P54">targetname : a target_give entity can point to this for respawn freebies.</text:p>
        </text:list-item>
      </text:list>
      <text:p text:style-name="P26"/>
      <text:p text:style-name="P26">Spawnflags:</text:p>
      <text:list xml:id="list33469501" text:continue-list="list33488684" text:style-name="L4">
        <text:list-item>
          <text:p text:style-name="P48">SUSPENDED : item will spawn where it was placed in map and won't drop to the floor.</text:p>
        </text:list-item>
      </text:list>
      <text:h text:style-name="P41"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33291459" text:style-name="L13">
        <text:list-item>
          <text:p text:style-name="P55">angles: this sets the pitch and yaw aiming angles of shooter (default 0 0). The roll angle does not apply.</text:p>
        </text:list-item>
        <text:list-item>
          <text:p text:style-name="P55">targetname : activating trigger points to this.</text:p>
        </text:list-item>
        <text:list-item>
          <text:p text:style-name="P55">target : this points to a target_position entity for aiming the bfg shots.</text:p>
        </text:list-item>
        <text:list-item>
          <text:p text:style-name="P55">random : random aiming variance in degrees from the straight line to the targeted entity (default 0 - see Notes).</text:p>
        </text:list-item>
        <text:list-item>
          <text:p text:style-name="P55">dmg: amount of damage a bfg projectile will deal (default 100).</text:p>
        </text:list-item>
      </text:list>
      <text:p text:style-name="P26"/>
      <text:p text:style-name="P26">Spawnflags:</text:p>
      <text:list xml:id="list33271169" text:style-name="L14">
        <text:list-item>
          <text:p text:style-name="P56">TARGET_PLAYER : The shooter will always aim directly at the player.</text:p>
        </text:list-item>
        <text:list-item>
          <text:p text:style-name="P56">NO_BOTS : The shooter will not harm bots</text:p>
        </text:list-item>
        <text:list-item>
          <text:p text:style-name="P56">NO_HUMANS : The shooter will not harm the player.</text:p>
        </text:list-item>
      </text:list>
      <text:h text:style-name="Heading_20_2" text:outline-level="2">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6">Keys:</text:p>
      <text:list xml:id="list33278600" text:style-name="L15">
        <text:list-item>
          <text:p text:style-name="P57">target : this points to a target_botspawn entity from which all bots should be removed from the game.</text:p>
        </text:list-item>
        <text:list-item>
          <text:p text:style-name="P57">target2 : this points to a target_botspawn entity from which all bots should be removed from the game.</text:p>
        </text:list-item>
        <text:list-item>
          <text:p text:style-name="P57">targetname : activating entity points to this.</text:p>
        </text:list-item>
        <text:list-item>
          <text:p text:style-name="P57">targetname2 : activating entity points to this.</text:p>
        </text:list-item>
      </text:list>
      <text:p text:style-name="P26"><text:soft-page-break/>Spawnflags</text:p>
      <text:list xml:id="list33266794" text:style-name="L16">
        <text:list-item>
          <text:p text:style-name="P58">LETHAL_INJECTION : Instead of being removed from the game immediately, the bot will die.</text:p>
        </text:list-item>
        <text:list-item>
          <text:p text:style-name="P58">SPONTANEOUS_COMBUSTION : Instead of being removed from the game immediately, the bot will explode in a shower of gibs.</text:p>
        </text:list-item>
      </text:list>
      <text:h text:style-name="P41" text:outline-level="2">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4" svg:width="4.234cm" svg:height="3.271cm" svg:x="12.534cm" svg:y="-0.108cm"><draw:text-box><text:p text:style-name="P83"><text:span text:style-name="T13">“</text:span><text:span text:style-name="T15">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33277907" text:style-name="L17">
        <text:list-item>
          <text:p text:style-name="P59">angle : direction in which bot will look when spawning in the game.</text:p>
        </text:list-item>
        <text:list-item>
          <text:p text:style-name="P59">clientname : the name of the bot to spawn. When omitted it defaults to Sarge.</text:p>
        </text:list-item>
        <text:list-item>
          <text:p text:style-name="P59">health : the amount of health the bot will have when it spawns into the game.</text:p>
        </text:list-item>
        <text:list-item>
          <text:p text:style-name="P59">skill : sets the relative skill level of the bot (default = 0).</text:p>
        </text:list-item>
        <text:list-item>
          <text:p text:style-name="P59"><text:soft-page-break/>target : this points to entities to activate when this entity is triggered.</text:p>
        </text:list-item>
        <text:list-item>
          <text:p text:style-name="P59">targetname : activating trigger points to this.</text:p>
        </text:list-item>
        <text:list-item>
          <text:p text:style-name="P59">deathtarget: this points to entities to activate when a bot spawned by the target_botspawn dies.</text:p>
        </text:list-item>
      </text:list>
      <text:p text:style-name="P26"/>
      <text:p text:style-name="P26">Spawnflags:<text:line-break/></text:p>
      <text:list xml:id="list33279648" text:style-name="L18">
        <text:list-item>
          <text:p text:style-name="P60">WP_GAUNTLET: The bot spawns into the game with a Gauntlet.</text:p>
        </text:list-item>
        <text:list-item>
          <text:p text:style-name="P60">WP_MACHINEGUN : The bot spawns into the game with a Machinegun.</text:p>
        </text:list-item>
        <text:list-item>
          <text:p text:style-name="P60">WP_SHOTGUN : The bot spawns into the game with a Shotgun.</text:p>
        </text:list-item>
        <text:list-item>
          <text:p text:style-name="P60">WP_GRENADE_LAUNCHER : The bot spawns into the game with a Grenade Launcher.</text:p>
        </text:list-item>
        <text:list-item>
          <text:p text:style-name="P60">WP_ROCKET_LAUNCHER : The bot spawns into the game with a Rocket Launcher.</text:p>
        </text:list-item>
        <text:list-item>
          <text:p text:style-name="P60">WP_LIGHTNING : The bot spawns into the game with a Lightninggun.</text:p>
        </text:list-item>
        <text:list-item>
          <text:p text:style-name="P60">WP_RAILGUN : The bot spawns into the game with a Railgun.</text:p>
        </text:list-item>
        <text:list-item>
          <text:p text:style-name="P60">WP_PLASMAGUN : The bot spawns into the game with a Plasmagun.</text:p>
        </text:list-item>
        <text:list-item>
          <text:p text:style-name="P60">WP_BFG : The bot spawns into the game with a BFG.</text:p>
        </text:list-item>
      </text:list>
      <text:h text:style-name="Heading_20_2" text:outline-level="2">2.11 - target_cutscene</text:h>
      <text:p text:style-name="P31">target_cutscene entities can be used to show cutscenes. Cutscenes in EntityPlus are basically a 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26">Keys:</text:p>
      <text:list xml:id="list33266321" text:style-name="L19">
        <text:list-item>
          <text:p text:style-name="P61">target : this points to an info_camera entity to which the camera view should go.</text:p>
        </text:list-item>
        <text:list-item>
          <text:p text:style-name="P61">target2 : this points to an info_camera entity to which the camera view should go.</text:p>
        </text:list-item>
        <text:list-item>
          <text:p text:style-name="P61">targetname : activating entity points to this.</text:p>
        </text:list-item>
        <text:list-item>
          <text:p text:style-name="P61">targetname2 : activating entity points to this.</text:p>
        </text:list-item>
      </text:list>
      <text:p text:style-name="P26">Spawnflags</text:p>
      <text:list xml:id="list33284968" text:style-name="L20">
        <text:list-item>
          <text:p text:style-name="P62">HALT_AI : Freezes all enemies in place while the cutscene is running.</text:p>
        </text:list-item>
      </text:list>
      <text:p text:style-name="P26"/>
      <text:h text:style-name="P41" text:outline-level="2"><draw:frame draw:style-name="fr5"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text:soft-page-break/>of wood, to gibs.</text:p>
      <text:p text:style-name="P26"/>
      <text:p text:style-name="P26">Keys:</text:p>
      <text:list xml:id="list33282521" text:style-name="L21">
        <text:list-item>
          <text:p text:style-name="P63">targetname : activating trigger points to this.</text:p>
        </text:list-item>
        <text:list-item>
          <text:p text:style-name="P63">count : The number of debris pieces to emit (default = 10).</text:p>
        </text:list-item>
      </text:list>
      <text:p text:style-name="P26">Spawnflags:</text:p>
      <text:list xml:id="list33275608" text:style-name="L22">
        <text:list-item>
          <text:p text:style-name="P64">LIGHT_DEBRIS : Emit light colored pieces of concrete debris.</text:p>
        </text:list-item>
        <text:list-item>
          <text:p text:style-name="P64">DARK_DEBRIS : Emit dark colored pieces of concrete debris.</text:p>
        </text:list-item>
        <text:list-item>
          <text:p text:style-name="P64">LIGHT_LARGE_DEBRIS : Emit large light colored pieces of concrete debris.</text:p>
        </text:list-item>
        <text:list-item>
          <text:p text:style-name="P64">DARK_LARGE_DEBRIS : Emit large dark colored pieces of concrete debris.</text:p>
        </text:list-item>
        <text:list-item>
          <text:p text:style-name="P64">WOOD_DEBRIS : Emit pieces of wooden debris.</text:p>
        </text:list-item>
        <text:list-item>
          <text:p text:style-name="P64">FLESH_DEBRIS : Emit gibs.</text:p>
        </text:list-item>
        <text:list-item>
          <text:p text:style-name="P64">GLASS_DEBRIS : Emit shards of glass.</text:p>
        </text:list-item>
        <text:list-item>
          <text:p text:style-name="P64">STONE_DEBRIS : Emit chunks of stone.</text:p>
        </text:list-item>
      </text:list>
      <text:p text:style-name="P26"/>
      <text:h text:style-name="Heading_20_2" text:outline-level="2">2.13 – target_earthquake</text:h>
      <text:p text:style-name="Text_20_body">When triggered, the player will experience an earthquake, The screen will be shaken while the earthquake occurs.</text:p>
      <text:p text:style-name="Text_20_body"/>
      <text:p text:style-name="P28">Keys:</text:p>
      <text:list xml:id="list33277273" text:style-name="L23">
        <text:list-item>
          <text:p text:style-name="P75">targetname : activating trigger points to this.</text:p>
        </text:list-item>
        <text:list-item>
          <text:p text:style-name="P75">length : duration of the earthquake in seconds (2 - 32)</text:p>
        </text:list-item>
        <text:list-item>
          <text:p text:style-name="P75">intensity : intensity of the earthquake (1 - 16)</text:p>
        </text:list-item>
      </text:list>
      <text:p text:style-name="P28"/>
      <text:h text:style-name="Heading_20_2" text:outline-level="2">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ext:soft-page-break/>The image shows an example of target_effect being used to add a vignetting effect to the screen.</text:p>
      <text:p text:style-name="P29">The FADE effect is used to create a screen fade effect. A start color and end color (including transparency) and a duration can be defined. The fade effect will be drawn layered on top of any overlays but under the HUD layer.</text:p>
      <text:p text:style-name="P28"/>
      <text:p text:style-name="P28">Keys:</text:p>
      <text:list xml:id="list33269260" text:style-name="L24">
        <text:list-item>
          <text:p text:style-name="P76">targetname : activating trigger points to this.</text:p>
        </text:list-item>
        <text:list-item>
          <text:p text:style-name="P76">color : color of the particles for particle effect (default 1.0 1.0 1.0).</text:p>
        </text:list-item>
        <text:list-item>
          <text:p text:style-name="P76">count : number of particles for particle effect (0 - 255, default 100).</text:p>
        </text:list-item>
        <text:list-item>
          <text:p text:style-name="P76">speed : speed of the particles (default 100).</text:p>
        </text:list-item>
        <text:list-item>
          <text:p text:style-name="P76">overlay : specifies an image to overlay over the screen. Leave empty to remove existing overlay.</text:p>
        </text:list-item>
        <text:list-item>
          <text:p text:style-name="P76">startcolor : specifies the rgba value of the starting color of a fade (default 0.0 0.0 0.0 0.0).</text:p>
        </text:list-item>
        <text:list-item>
          <text:p text:style-name="P76">endcolor : specifies the rgba value of the ending color of a fade (default 0.0 0.0 0.0 1.0).</text:p>
        </text:list-item>
        <text:list-item>
          <text:p text:style-name="P76">wait : specifies the amount of time it takes to fade from the start color to the end color.</text:p>
        </text:list-item>
      </text:list>
      <text:p text:style-name="P28">Spawnflags</text:p>
      <text:list xml:id="list33270078" text:style-name="L25">
        <text:list-item>
          <text:p text:style-name="P77">EXPLOSION : Shows an explosion when activated.</text:p>
        </text:list-item>
        <text:list-item>
          <text:p text:style-name="P77">PARTICLES_GRAVITY : Generates particles that are affected by gravity.</text:p>
        </text:list-item>
        <text:list-item>
          <text:p text:style-name="P77">PARTICLES_LINEAR : Generates particles that are not affected by gravity.</text:p>
        </text:list-item>
        <text:list-item>
          <text:p text:style-name="P77">PARTICLES_LINEAR_UP : Generates particles that are not affected by gravity that only move upwards.</text:p>
        </text:list-item>
        <text:list-item>
          <text:p text:style-name="P77">PARTICLES_LINEAR_DOWN : Generates particles that are not affected by gravity that only move downwards.</text:p>
        </text:list-item>
        <text:list-item>
          <text:p text:style-name="P77">OVERLAY : Applies the specified overlay to the screen.</text:p>
        </text:list-item>
        <text:list-item>
          <text:p text:style-name="P77">FADE : The screen will fade from the specified start color to the specified end color.</text:p>
        </text:list-item>
      </text:list>
      <text:p text:style-name="P28"/>
      <text:h text:style-name="Heading_20_2" text:outline-level="2">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33286654" text:style-name="L26">
        <text:list-item>
          <text:p text:style-name="P81">targetname : activating trigger points to this.</text:p>
        </text:list-item>
      </text:list>
      <text:h text:style-name="Heading_20_2" text:outline-level="2"><text:soft-page-break/>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33282607" text:style-name="L27">
        <text:list-item>
          <text:p text:style-name="P65">count : amount of gravity to apply (defaults to the value set to g_gravity).</text:p>
        </text:list-item>
        <text:list-item>
          <text:p text:style-name="P65">targetname : activating trigger points to this.</text:p>
        </text:list-item>
      </text:list>
      <text:p text:style-name="P26"/>
      <text:p text:style-name="P26">Spawnflags:</text:p>
      <text:list xml:id="list33291776" text:style-name="L28">
        <text:list-item>
          <text:p text:style-name="P66">GLOBAL : all players are affected instead of only the activator.</text:p>
        </text:list-item>
      </text:list>
      <text:h text:style-name="P41"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3476244" text:continue-list="list33269260" text:style-name="L24">
        <text:list-item>
          <text:p text:style-name="P76">targetname : activating trigger points to this.</text:p>
        </text:list-item>
        <text:list-item>
          <text:p text:style-name="P67">target : this points to entities to activate when this entity is triggered.</text:p>
        </text:list-item>
      </text:list>
      <text:p text:style-name="P13"/>
      <text:p text:style-name="P13">Spawnflags:</text:p>
      <text:list xml:id="list33482719" text:continue-numbering="true" text:style-name="L24">
        <text:list-item>
          <text:p text:style-name="P67">RANDOM : only one of the targeted entities will be triggered at random.</text:p>
        </text:list-item>
        <text:list-item>
          <text:p text:style-name="P67">STAY_ON : a trigger will remain triggered until the target_logic is reset.</text:p>
        </text:list-item>
      </text:list>
      <text:p text:style-name="P10"/>
      <text:h text:style-name="P41"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3482054" text:continue-numbering="true" text:style-name="L24">
        <text:list-item>
          <text:p text:style-name="P67">mapname : The map to load. When omitted, the current map will be restarted.</text:p>
        </text:list-item>
        <text:list-item>
          <text:p text:style-name="P67">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text:soft-page-break/>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3475432" text:continue-numbering="true" text:style-name="L24">
        <text:list-item>
          <text:p text:style-name="P67">target : this points to entities to modify when this entity is triggered.</text:p>
        </text:list-item>
        <text:list-item>
          <text:p text:style-name="P67">targetname : activating trigger points to this.</text:p>
        </text:list-item>
        <text:list-item>
          <text:p text:style-name="P67">key : the key to modify on the target entity.</text:p>
        </text:list-item>
        <text:list-item>
          <text:p text:style-name="P67">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8">Keys:</text:p>
      <text:list xml:id="list33280596" text:style-name="L29">
        <text:list-item>
          <text:p text:style-name="P78">targetname : activating entity points to this.</text:p>
        </text:list-item>
        <text:list-item>
          <text:p text:style-name="P78">targetname2 : activating entity points to this.</text:p>
        </text:list-item>
        <text:list-item>
          <text:p text:style-name="P78">music : path/name of looping .wav file used for level's music (eg. music/sonic5.wav).</text:p>
        </text:list-item>
      </text:list>
      <text:h text:style-name="P41"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3460085" text:continue-list="list33475432" text:style-name="L24">
        <text:list-item>
          <text:p text:style-name="P67">targetname : activating trigger points to this.</text:p>
        </text:list-item>
        <text:list-item>
          <text:p text:style-name="P67">message : the objective text.</text:p>
        </text:list-item>
      </text:list>
      <text:p text:style-name="P13"/>
      <text:p text:style-name="P13">Spawnflags:</text:p>
      <text:list xml:id="list33483696" text:continue-numbering="true" text:style-name="L24">
        <text:list-item>
          <text:p text:style-name="P67">SECONDARY : The secondary objective is set instead of the primary objective.</text:p>
        </text:list-item>
        <text:list-item>
          <text:p text:style-name="P67">SILENT : When set, the player will not be notified that the objectives are updated.</text:p>
        </text:list-item>
      </text:list>
      <text:h text:style-name="P41"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33487561" text:continue-numbering="true" text:style-name="L24">
        <text:list-item>
          <text:p text:style-name="P67">speed : the movement speed to apply to the player(s).</text:p>
        </text:list-item>
        <text:list-item>
          <text:p text:style-name="P67">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33292077" text:style-name="L30">
        <text:list-item>
          <text:p text:style-name="P79">health : the amount of health to give the player</text:p>
        </text:list-item>
        <text:list-item>
          <text:p text:style-name="P79"><text:soft-page-break/>armor : the amount of armor to give the player</text:p>
        </text:list-item>
        <text:list-item>
          <text:p text:style-name="P79">targetname : the activating trigger points to this.</text:p>
        </text:list-item>
        <text:list-item>
          <text:p text:style-name="P79">targetname2 : the activating trigger points to this.</text:p>
        </text:list-item>
      </text:list>
      <text:p text:style-name="P28"><text:line-break/>Spawnflags:</text:p>
      <text:list xml:id="list33292176" text:style-name="L31">
        <text:list-item>
          <text:p text:style-name="P80">ONLY_WHEN_LOWER : Only sets the player's health/armor if it is lower than the specified amount of health/armor.</text:p>
        </text:list-item>
        <text:list-item>
          <text:p text:style-name="P80">NO_HEALTH : The player's health is never set by this entity.</text:p>
        </text:list-item>
        <text:list-item>
          <text:p text:style-name="P80">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3"><text:line-break/>Keys:</text:p>
      <text:list xml:id="list33475412" text:continue-list="list33487561" text:style-name="L24">
        <text:list-item>
          <text:p text:style-name="P67">targetname : ativating entity points to this.</text:p>
        </text:list-item>
        <text:list-item>
          <text:p text:style-name="P67">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33481891" text:continue-numbering="true" text:style-name="L24">
        <text:list-item>
          <text:p text:style-name="P67">targetname : activating entity points to this.</text:p>
        </text:list-item>
        <text:list-item>
          <text:p text:style-name="P67">skill : the skill level to apply. 1 is easiest, 5 is hardest (default = 2).</text:p>
        </text:list-item>
      </text:list>
      <text:h text:style-name="P41" text:outline-level="2">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6">Keys:</text:p>
      <text:list xml:id="list33266773" text:style-name="L32">
        <text:list-item>
          <text:p text:style-name="P68">targetname : activating trigger points to this.</text:p>
        </text:list-item>
        <text:list-item>
          <text:p text:style-name="P68">target : this points to entities to link/unlink when this entity is triggered.</text:p>
        </text:list-item>
      </text:list>
      <text:p text:style-name="P26"/>
      <text:p text:style-name="P26">Spawnflags:</text:p>
      <text:list xml:id="list33264699" text:style-name="L33">
        <text:list-item>
          <text:p text:style-name="P69">ALWAYS_UNLINK : The targeted entity will always be unlinked from the world.</text:p>
        </text:list-item>
        <text:list-item>
          <text:p text:style-name="P69">ALWAYS_LINK : The targeted entity will always be linked to the world.</text:p>
        </text:list-item>
        <text:list-item>
          <text:p text:style-name="P70">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ext:soft-page-break/>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33294874" text:style-name="L34">
        <text:list-item>
          <text:p text:style-name="P71">targetname : activating entity points to this.</text:p>
        </text:list-item>
        <text:list-item>
          <text:p text:style-name="P71">targetname2 : activating entity points to this.</text:p>
        </text:list-item>
        <text:list-item>
          <text:p text:style-name="P71">target : this points to entities to activate when this entity is triggered.</text:p>
        </text:list-item>
        <text:list-item>
          <text:p text:style-name="P71">target2 : this points to entities to activate when this entity is triggered.</text:p>
        </text:list-item>
        <text:list-item>
          <text:p text:style-name="P71">key : The name of the variable to read or write.</text:p>
        </text:list-item>
        <text:list-item>
          <text:p text:style-name="P71">value : The value that will be written or compared to.</text:p>
        </text:list-item>
      </text:list>
      <text:p text:style-name="P27">Spawnflags:</text:p>
      <text:list xml:id="list33290036" text:style-name="L35">
        <text:list-item>
          <text:p text:style-name="P72">COMPARE_EQUALS : The entity reads the specified variable and triggers its targets if the specified value matches the value stored in the variable.</text:p>
        </text:list-item>
        <text:list-item>
          <text:p text:style-name="P72">COMPARE_NOT_EQUALS : The entity reads the specified variable and triggers its targets if the specified value does not match the value stored in the variable.</text:p>
        </text:list-item>
        <text:list-item>
          <text:p text:style-name="P72">IMMEDIATELY : The entity will be activated when it is spawned.</text:p>
        </text:list-item>
      </text:list>
      <text:h text:style-name="P41"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3467041" text:continue-list="list33481891" text:style-name="L24">
        <text:list-item>
          <text:p text:style-name="P73">target : this points to the entity to activate.</text:p>
        </text:list-item>
        <text:list-item>
          <text:p text:style-name="P73">nobots : dying bots do not trigger this entity.</text:p>
        </text:list-item>
        <text:list-item>
          <text:p text:style-name="P73">nohumans : the player's death does not trigger this entity.</text:p>
        </text:list-item>
        <text:list-item>
          <text:p text:style-name="P73">count : the number of deaths that must have occurred before the entity activates its targets</text:p>
        </text:list-item>
      </text:list>
      <text:p text:style-name="P14"/>
      <text:p text:style-name="P14"/>
      <text:p text:style-name="P14">Spawnflags:</text:p>
      <text:list xml:id="list33475293" text:continue-numbering="true" text:style-name="L24">
        <text:list-item>
          <text:p text:style-name="P73">TRIGGER_ONCE : The trigger will only fire once.</text:p>
        </text:list-item>
      </text:list>
      <text:p text:style-name="P14"/>
      <text:h text:style-name="P42"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text:soft-page-break/></text:p>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33479613" text:continue-numbering="true" text:style-name="L24">
        <text:list-item>
          <text:p text:style-name="P73">target : this points to the entity to activate.</text:p>
        </text:list-item>
        <text:list-item>
          <text:p text:style-name="P73">nobots : bots scoring a frag do not trigger this entity.</text:p>
        </text:list-item>
        <text:list-item>
          <text:p text:style-name="P73">nohumans : the player scoring a frag does not trigger this entity.</text:p>
        </text:list-item>
        <text:list-item>
          <text:p text:style-name="P73">count : the number of frags that must be scored before this entity is triggered</text:p>
        </text:list-item>
      </text:list>
      <text:p text:style-name="P14"/>
      <text:p text:style-name="P14">Spawnflags:</text:p>
      <text:list xml:id="list33471444" text:continue-numbering="true" text:style-name="L24">
        <text:list-item>
          <text:p text:style-name="P73">TRIGGER_ONCE : The trigger will only fire once.</text:p>
        </text:list-item>
        <text:list-item>
          <text:p text:style-name="P73">NO_SUICIDE : The trigger does not respond to the player or bots blowing themselves up.</text:p>
        </text:list-item>
      </text:list>
      <text:p text:style-name="P14"/>
      <text:h text:style-name="P41"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33484060" text:continue-numbering="true" text:style-name="L24">
        <text:list-item>
          <text:p text:style-name="P73">target : this points to the entity to activate.</text:p>
        </text:list-item>
        <text:list-item>
          <text:p text:style-name="P73">message : message displayed when user triggers lock without the required keys.</text:p>
        </text:list-item>
        <text:list-item>
          <text:p text:style-name="P73">lockedsound : sound to play when player triggers lock without the required keys (eg. sound/world/klaxon1.wav).</text:p>
        </text:list-item>
        <text:list-item>
          <text:p text:style-name="P73">unlockedsound : sound to play when player triggers lock while having the required keys (eg. sound/world/klaxon2.wav).</text:p>
        </text:list-item>
        <text:list-item>
          <text:p text:style-name="P73">wait : time in seconds until trigger becomes re-triggerable after it's been touched (default 0.2, -1 = trigger once).</text:p>
        </text:list-item>
      </text:list>
      <text:p text:style-name="P14"/>
      <text:p text:style-name="P14">Spawnflags:</text:p>
      <text:list xml:id="list33458063" text:continue-numbering="true" text:style-name="L24">
        <text:list-item>
          <text:p text:style-name="P73">KEY_RED : only triggered when player has holdable_key_red item.</text:p>
        </text:list-item>
        <text:list-item>
          <text:p text:style-name="P73">KEY_GREEN : only triggered when player has holdable_key_green item.</text:p>
        </text:list-item>
        <text:list-item>
          <text:p text:style-name="P73">KEY_BLUE : only triggered when player has holdable_key_blue item.</text:p>
        </text:list-item>
        <text:list-item>
          <text:p text:style-name="P73">KEY_YELLOW : only triggered when player has holdable_key_yellow item.</text:p>
        </text:list-item>
        <text:list-item>
          <text:p text:style-name="P73">KEY_MASTER : only triggered when player has holdable_key_master item.</text:p>
        </text:list-item>
        <text:list-item>
          <text:p text:style-name="P73">KEY_GOLD : only triggered when player has holdable_key_gold item.</text:p>
        </text:list-item>
        <text:list-item>
          <text:p text:style-name="P73">KEY_SILVER : only triggered when player has holdable_key_silver item.</text:p>
        </text:list-item>
        <text:list-item>
          <text:p text:style-name="P73">KEY_IRON : only triggered when player has holdable_key_iron item.</text:p>
        </text:list-item>
      </text:list>
      <text:p text:style-name="P14"/>
      <text:h text:style-name="P38" text:outline-level="1">3 – Modified entities</text:h>
      <text:p text:style-name="Standard">This chapter describes the changes made to existing entities (those already available in vanilla Quake 3 Arena).</text:p>
      <text:p text:style-name="P14"/>
      <text:h text:style-name="Heading_20_2" text:outline-level="2"><text:soft-page-break/>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ext:soft-page-break/>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3" text:outline-level="2"><text:soft-page-break/>3.11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p text:style-name="P32">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3"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3" text:outline-level="2">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text:soft-page-break/>WEAPONS: Removes <text:span text:style-name="T8">all</text:span><text:span text:style-name="T9"> weapons and ammo the player is carrying.</text:span></text:p>
      <text:p text:style-name="P32">HOLDABLES: Removes the medkit, personal teleporter and all keys.</text:p>
      <text:h text:style-name="P43" text:outline-level="2">3.16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9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text:soft-page-break/>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
      <text:h text:style-name="Heading_20_2" text:outline-level="2">3.21 – Constant light on func_* entities</text:h>
      <text:p text:style-name="Standard"><draw:frame draw:style-name="fr5" draw:name="Afbeeldingen1" text:anchor-type="paragraph" svg:x="7.19cm" svg:y="0.032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9"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6"/>
      <text:h text:style-name="P39"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cg_paintballMode is set to 1 all the wall marks (the black splotches left by bullets and rocket impacts) will be drawn in a wide variety of cheerful colors rather than plain old black. Enable when you're in a crazy happy mood. This setting can also be enabled/disabled through the game options menu.</text:p>
      <text:p text:style-name="P16"/>
      <text:p text:style-name="P16"><text:span text:style-name="T12">g_debugBotspawns</text:span> (default = 1)</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text:soft-page-break/>see exactly when each bot is loaded and added to the game.</text:p>
      <text:p text:style-name="P16"/>
      <text:p text:style-name="P16"><text:span text:style-name="T12">g_debugCameras</text:span> (default = 0)</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1">\condump console.txt</text:p>
      <text:p text:style-name="P16"/>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Variables</text:span> (default = 0)</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text:p>
      <text:p text:style-name="P9"><text:soft-page-break/>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2-01T13:34:51.01</dc:date>
    <meta:editing-duration>PT21H10M36S</meta:editing-duration>
    <meta:editing-cycles>290</meta:editing-cycles>
    <meta:generator>LibreOffice/3.3$Win32 LibreOffice_project/330m19$Build-202</meta:generator>
    <meta:document-statistic meta:table-count="0" meta:image-count="14" meta:object-count="0" meta:page-count="33" meta:paragraph-count="641" meta:word-count="13606" meta:character-count="78245"/>
  </office:meta>
</office:document-meta>
</file>